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Open Sans Light" officeooo:rsid="001253da" officeooo:paragraph-rsid="001253da"/>
    </style:style>
    <style:style style:name="P2" style:family="paragraph" style:parent-style-name="Standard">
      <style:paragraph-properties fo:text-align="justify" style:justify-single-word="false"/>
      <style:text-properties style:font-name="Open Sans Light" officeooo:rsid="001253da" officeooo:paragraph-rsid="001253da"/>
    </style:style>
    <style:style style:name="P3" style:family="paragraph" style:parent-style-name="Standard">
      <style:text-properties style:font-name="Open Sans Light" officeooo:rsid="001253da" officeooo:paragraph-rsid="0013c7b4"/>
    </style:style>
    <style:style style:name="P4" style:family="paragraph" style:parent-style-name="Standard">
      <style:text-properties style:font-name="Open Sans Light" officeooo:rsid="0013c7b4" officeooo:paragraph-rsid="0013c7b4"/>
    </style:style>
    <style:style style:name="P5" style:family="paragraph" style:parent-style-name="Standard">
      <style:text-properties fo:color="#808080" style:font-name="Open Sans Light" style:text-underline-style="none" officeooo:rsid="0013c7b4" officeooo:paragraph-rsid="0013c7b4"/>
    </style:style>
    <style:style style:name="P6" style:family="paragraph" style:parent-style-name="Standard">
      <style:text-properties fo:color="#808080" style:font-name="Open Sans Light" officeooo:rsid="001253da" officeooo:paragraph-rsid="001253da"/>
    </style:style>
    <style:style style:name="P7" style:family="paragraph" style:parent-style-name="Standard">
      <style:text-properties fo:color="#808080" style:font-name="Open Sans Light" fo:font-size="14pt" officeooo:rsid="001253da" officeooo:paragraph-rsid="001253da" style:font-size-asian="14pt" style:font-size-complex="14pt"/>
    </style:style>
    <style:style style:name="P8" style:family="paragraph" style:parent-style-name="Standard">
      <style:text-properties fo:color="#808080" style:font-name="Open Sans Light" fo:font-size="14pt" officeooo:rsid="0013c7b4" officeooo:paragraph-rsid="0013c7b4" style:font-size-asian="14pt" style:font-size-complex="14p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weight="bold" style:font-weight-asian="bold" style:font-weight-complex="bold"/>
    </style:style>
    <style:style style:name="T3" style:family="text">
      <style:text-properties fo:color="#808080"/>
    </style:style>
    <style:style style:name="T4" style:family="text">
      <style:text-properties fo:font-weight="normal" style:font-weight-asian="normal" style:font-weight-complex="normal"/>
    </style:style>
    <style:style style:name="T5" style:family="text">
      <style:text-properties officeooo:rsid="0015043a"/>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aulo Tosi</text:span></text:p>
      <text:p text:style-name="P6">Desenvolvedor Front-End</text:p>
      <text:p text:style-name="P5">_________________________________________________________________________________________________</text:p>
      <text:p text:style-name="P1"/>
      <text:p text:style-name="P7">Resumo</text:p>
      <text:p text:style-name="P1"/>
      <text:p text:style-name="P2">Formado em Análise e Desenvolvimento de Sistema, sou um Geek amante da tecnologia, antenado com as tendências do mercado de TI. Interessado por livros de tecnologia, busco me manter informado, por ser uma área que necessita de constante atualização. </text:p>
      <text:p text:style-name="P2">Sim, quero ser seu desenvolvedor.</text:p>
      <text:p text:style-name="P1"/>
      <text:p text:style-name="P1"><text:span text:style-name="T4">.contato</text:span> { </text:p>
      <text:p text:style-name="P1"><text:tab/>e-mail: <text:span text:style-name="T3">tosi.paulo@gmail.com; </text:span></text:p>
      <text:p text:style-name="P1"><text:tab/>facebook: <text:span text:style-name="T3">tosi.paulo; </text:span></text:p>
      <text:p text:style-name="P1"><text:tab/>skype: <text:span text:style-name="T3">tosi.paulo; </text:span></text:p>
      <text:p text:style-name="P1"><text:tab/>github: <text:span text:style-name="T3">paulo.tosi;</text:span></text:p>
      <text:p text:style-name="P1">}</text:p>
      <text:p text:style-name="P5">_________________________________________________________________________________________________</text:p>
      <text:p text:style-name="P5"/>
      <text:p text:style-name="P7">Por onde andei</text:p>
      <text:p text:style-name="P1"/>
      <text:p text:style-name="P2">Tenho adquirido bastante experiência em front-end, embora atue nessa área há, aproximadamente, um ano. Nesse período fui colaborador em projetos como SPTrans e Coca-cola.</text:p>
      <text:p text:style-name="P1"/>
      <text:p text:style-name="P5">_________________________________________________________________________________________________</text:p>
      <text:p text:style-name="P3"/>
      <text:section text:style-name="Sect1" text:name="Seção1">
        <text:p text:style-name="P8">Habilidades</text:p>
        <text:p text:style-name="P4"/>
        <text:p text:style-name="P4">HTML5</text:p>
        <text:p text:style-name="P4">CSS3</text:p>
        <text:p text:style-name="P4">Jquery</text:p>
        <text:p text:style-name="P4">Bootstrap</text:p>
        <text:p text:style-name="P4">Design Responsivo</text:p>
        <text:p text:style-name="P4">Git</text:p>
        <text:p text:style-name="P4"/>
        <text:p text:style-name="P8">Conhecimentos</text:p>
        <text:p text:style-name="P4"/>
        <text:p text:style-name="P4">SASS</text:p>
        <text:p text:style-name="P4">Javascript</text:p>
        <text:p text:style-name="P4">AngularJS</text:p>
        <text:p text:style-name="P4">MongoDB</text:p>
        <text:p text:style-name="P4">Wordpress</text:p>
        <text:p text:style-name="P4"/>
      </text:section>
      <text:p text:style-name="P4"/>
      <text:p text:style-name="P5">_________________________________________________________________________________________________</text:p>
      <text:p text:style-name="P5"/>
      <text:p text:style-name="P1"><text:span text:style-name="T3">Experiência</text:span> </text:p>
      <text:p text:style-name="P1"/>
      <text:p text:style-name="P1">Desenvolvedor front-end <text:span text:style-name="T5">PJ</text:span> fevereiro de 201<text:span text:style-name="T5">5</text:span> - até o momento</text:p>
      <text:p text:style-name="P1"/>
      <text:p text:style-name="P6"><text:soft-page-break/>Formação acadêmica </text:p>
      <text:p text:style-name="P1"/>
      <text:p text:style-name="P1">Analise e Desenvolvimento de Sistema, 2012 - 201<text:span text:style-name="T5">4</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16:37:11.890248092</meta:creation-date>
    <dc:date>2016-05-13T17:11:57.450042172</dc:date>
    <meta:editing-duration>PT3M25S</meta:editing-duration>
    <meta:editing-cycles>1</meta:editing-cycles>
    <meta:document-statistic meta:table-count="0" meta:image-count="0" meta:object-count="0" meta:page-count="2" meta:paragraph-count="34" meta:word-count="126" meta:character-count="1247" meta:non-whitespace-character-count="1144"/>
    <meta:generator>LibreOffice/5.0.5.2$Linux_X86_64 LibreOffice_project/00m0$Build-2</meta:generator>
  </office:meta>
</office:document-meta>
</file>